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nderson Validation-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visc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2]*[.C2]/(2*[.B2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2]*[.F2]/[.G2]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3]*[.C3]/(2*[.B3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3]*[.F3]/[.G3]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4]*[.C4]/(2*[.B4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4]*[.F4]/[.G4]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5]*[.C5]/(2*[.B5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5]*[.F5]/[.G5]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6]*[.C6]/(2*[.B6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6]*[.F6]/[.G6]" office:value-type="float" office:value="0.000025" calcext:value-type="float">
            <text:p>2.5E-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D7]*[.C7]/(2*[.B7])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D7]*[.F7]/[.G7]" office:value-type="float" office:value="0.000025" calcext:value-type="float">
            <text:p>2.5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2:29:02.530229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8:51:39.504105296</meta:creation-date>
    <dc:date>2021-07-16T13:46:15.485529535</dc:date>
    <meta:editing-duration>PT1H23M2S</meta:editing-duration>
    <meta:editing-cycles>10</meta:editing-cycles>
    <meta:generator>LibreOffice/6.4.7.2$Linux_X86_64 LibreOffice_project/40$Build-2</meta:generator>
    <meta:document-statistic meta:table-count="1" meta:cell-count="56" meta:object-count="0"/>
  </office:meta>
</office:document-meta>
</file>